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00.00.00</text:date>, <text:time style:data-style-name="N2" text:time-value="22:47:38.8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3T22:48:38.207000000</dc:date>
    <meta:print-date>2006-09-05T16:08:04</meta:print-date>
    <meta:editing-duration>PT11M57S</meta:editing-duration>
    <meta:editing-cycles>7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draw:stroke="dash" draw:stroke-dash="Fine_20_Dotted" svg:stroke-width="0.1cm"/>
      <style:text-properties fo:color="#000000" style:font-style-name="Regular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graphic-properties draw:stroke="dash" draw:stroke-dash="Ultrafine_20_Dashed" svg:stroke-width="0.1cm" svg:stroke-color="#00ff00"/>
      <style:text-properties fo:color="#000000" style:font-style-name="Regular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3cm" svg:y="0.364cm" chart:style-name="ch2">
          <text:p>Éves árbevétel</text:p>
        </chart:title>
        <chart:legend chart:legend-position="end" svg:x="18.578cm" svg:y="4.298cm" style:legend-expansion="high" chart:style-name="ch3"/>
        <chart:plot-area chart:style-name="ch4" table:cell-range-address="Mo_példa_06_a.D9:Mo_példa_06_a.H14" chart:data-source-has-labels="both" svg:x="0.93cm" svg:y="1.416cm" svg:width="17.019cm" svg:height="6.699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641cm" svg:y="8.322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cm" svg:y="5.788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